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0.494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189cm"/>
    </style:style>
    <style:style style:name="co7" style:family="table-column">
      <style:table-column-properties fo:break-before="auto" style:column-width="1.115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0.967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2.03cm"/>
    </style:style>
    <style:style style:name="co13" style:family="table-column">
      <style:table-column-properties fo:break-before="auto" style:column-width="1.75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1.857cm"/>
    </style:style>
    <style:style style:name="co16" style:family="table-column">
      <style:table-column-properties fo:break-before="auto" style:column-width="1.931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799cm"/>
    </style:style>
    <style:style style:name="co20" style:family="table-column">
      <style:table-column-properties fo:break-before="auto" style:column-width="3.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table:shapes>
          <draw:frame draw:z-index="0" draw:style-name="gr1" draw:text-style-name="P1" svg:width="7.357cm" svg:height="9.005cm" svg:x="37.198cm" svg:y="0.064cm">
            <draw:object draw:notify-on-update-of-ranges="Materials.A2:Materials.A8 Materials.E1:Materials.E1 Materials.E2:Materials.E8 Materials.F1:Materials.F1 Materials.F2:Materials.F8 Materials.G1:Materials.G1 Materials.G2:Materials.G8 Materials.H1:Materials.H1 Materials.H2:Materials.H8 Materials.I1:Materials.I1 Materials.I2:Materials.I8 Materials.J1:Materials.J1 Materials.J2:Materials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3cm" svg:height="10.924cm" svg:x="26.854cm" svg:y="0.116cm">
            <draw:object draw:notify-on-update-of-ranges="Materials.A3:Materials.A8 Materials.K1:Materials.K1 Materials.K3:Materials.K8 Materials.L1:Materials.L1 Materials.L3:Materials.L8 Materials.M1:Materials.M1 Materials.M3:Materials.M8 Materials.N1:Materials.N1 Materials.N3:Materials.N8 Materials.O1:Materials.O1 Materials.O3:Materials.O8 Materials.P1:Materials.P1 Materials.P3:Materials.P8 Materials.Q1:Materials.Q1 Materials.Q3:Materials.Q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.Piercing</text:p>
          </table:table-cell>
          <table:table-cell office:value-type="string" calcext:value-type="string">
            <text:p>A.Slashing</text:p>
          </table:table-cell>
          <table:table-cell office:value-type="string" calcext:value-type="string">
            <text:p>A.Bludg.</text:p>
          </table:table-cell>
          <table:table-cell office:value-type="string" calcext:value-type="string">
            <text:p>A.Termal</text:p>
          </table:table-cell>
          <table:table-cell office:value-type="string" calcext:value-type="string">
            <text:p>A.Chemic</text:p>
          </table:table-cell>
          <table:table-cell office:value-type="string" calcext:value-type="string">
            <text:p>A.Electric</text:p>
          </table:table-cell>
          <table:table-cell office:value-type="string" calcext:value-type="string">
            <text:p>A.General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Ston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3.31662" calcext:value-type="float">
            <text:p>3,31662</text:p>
          </table:table-cell>
          <table:table-cell office:value-type="float" office:value="2.6533" calcext:value-type="float">
            <text:p>2,6533</text:p>
          </table:table-cell>
          <table:table-cell table:number-columns-repeated="4" office:value-type="float" office:value="3.31662" calcext:value-type="float">
            <text:p>3,31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ite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3.64829" calcext:value-type="float">
            <text:p>3,64829</text:p>
          </table:table-cell>
          <table:table-cell office:value-type="float" office:value="2.91863" calcext:value-type="float">
            <text:p>2,91863</text:p>
          </table:table-cell>
          <table:table-cell table:number-columns-repeated="4" office:value-type="float" office:value="3.64829" calcext:value-type="float">
            <text:p>3,64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icon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3.82636" calcext:value-type="float">
            <text:p>3,82636</text:p>
          </table:table-cell>
          <table:table-cell office:value-type="float" office:value="3.06108" calcext:value-type="float">
            <text:p>3,06108</text:p>
          </table:table-cell>
          <table:table-cell table:number-columns-repeated="4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4.20899" calcext:value-type="float">
            <text:p>4,20899</text:p>
          </table:table-cell>
          <table:table-cell office:value-type="float" office:value="3.36719" calcext:value-type="float">
            <text:p>3,36719</text:p>
          </table:table-cell>
          <table:table-cell table:number-columns-repeated="4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und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float" office:value="4.40662" calcext:value-type="float">
            <text:p>4,40662</text:p>
          </table:table-cell>
          <table:table-cell office:value-type="float" office:value="3.75331" calcext:value-type="float">
            <text:p>3,75331</text:p>
          </table:table-cell>
          <table:table-cell table:number-columns-repeated="4" office:value-type="float" office:value="4.40662" calcext:value-type="float">
            <text:p>4,40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de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01767" calcext:value-type="float">
            <text:p>4,01767</text:p>
          </table:table-cell>
          <table:table-cell office:value-type="float" office:value="3.21413" calcext:value-type="float">
            <text:p>3,21413</text:p>
          </table:table-cell>
          <table:table-cell table:number-columns-repeated="4" office:value-type="float" office:value="4.01767" calcext:value-type="float">
            <text:p>4,01767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,4</text:p>
          </table:table-cell>
          <table:table-cell table:number-columns-repeated="5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5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table:number-columns-repeated="5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hrill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,6</text:p>
          </table:table-cell>
          <table:table-cell table:number-columns-repeated="5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antium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,2</text:p>
          </table:table-cell>
          <table:table-cell table:number-columns-repeated="5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oric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office:value-type="float" office:value="6.77862" calcext:value-type="float">
            <text:p>6,77862</text:p>
          </table:table-cell>
          <table:table-cell table:number-columns-repeated="2"/>
        </table:table-row>
      </table:table>
      <table:table table:name="Monsters XP" table:style-name="ta1">
        <table:table-column table:style-name="co18" table:default-cell-style-name="Default"/>
        <table:table-column table:style-name="co19" table:default-cell-style-name="ce1"/>
        <table:table-column table:style-name="co18" table:number-columns-repeated="2" table:default-cell-style-name="ce1"/>
        <table:table-column table:style-name="co18" table:default-cell-style-name="Default"/>
        <table:table-column table:style-name="co20" table:default-cell-style-name="Default"/>
        <table:table-row table:style-name="ro1">
          <table:table-cell/>
          <table:table-cell table:style-name="Default" office:value-type="string" calcext:value-type="string">
            <text:p>UMOD DBLMP</text:p>
          </table:table-cell>
          <table:table-cell table:style-name="ce2" office:value-type="string" calcext:value-type="string">
            <text:p>x2</text:p>
          </table:table-cell>
          <table:table-cell table:style-name="Default"/>
          <table:table-cell/>
          <table:table-cell office:value-type="string" calcext:value-type="string">
            <text:p>FASTER DBLMP</text:p>
          </table:table-cell>
        </table:table-row>
        <table:table-row table:style-name="ro2">
          <table:table-cell/>
          <table:table-cell office:value-type="string" calcext:value-type="string">
            <text:p>Stats Exp</text:p>
          </table:table-cell>
          <table:table-cell table:number-columns-repeated="3"/>
          <table:table-cell office:value-type="string" calcext:value-type="string">
            <text:p>Stats Exp</text:p>
          </table:table-cell>
        </table:table-row>
        <table:table-row table:style-name="ro2">
          <table:table-cell/>
          <table:table-cell office:value-type="string" calcext:value-type="string">
            <text:p>FLD43-0</text:p>
          </table:table-cell>
          <table:table-cell table:number-columns-repeated="3"/>
          <table:table-cell office:value-type="string" calcext:value-type="string">
            <text:p>FLD43-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5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6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7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8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9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1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2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3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6])*2"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7])*2" office:value-type="float" office:value="14" calcext:value-type="float">
            <text:p>1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0])*2"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21])*2"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22])*2"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3])*2" office:value-type="float" office:value="140" calcext:value-type="float">
            <text:p>14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4])*2" office:value-type="float" office:value="280" calcext:value-type="float">
            <text:p>28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5])*2" office:value-type="float" office:value="140" calcext:value-type="float">
            <text:p>14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6])*2" office:value-type="float" office:value="280" calcext:value-type="float">
            <text:p>28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7])*2" office:value-type="float" office:value="8" calcext:value-type="float">
            <text:p>8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8])*2" office:value-type="float" office:value="10" calcext:value-type="float">
            <text:p>1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29])*2" office:value-type="float" office:value="12" calcext:value-type="float">
            <text:p>12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0])*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1])*2" office:value-type="float" office:value="58" calcext:value-type="float">
            <text:p>5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2])*2" office:value-type="float" office:value="30" calcext:value-type="float">
            <text:p>3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3])*2" office:value-type="float" office:value="12" calcext:value-type="float">
            <text:p>12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4])*2" office:value-type="float" office:value="18" calcext:value-type="float">
            <text:p>18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5])*2"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])*2"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])*2" office:value-type="float" office:value="200" calcext:value-type="float">
            <text:p>20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38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9])*2" office:value-type="float" office:value="58" calcext:value-type="float">
            <text:p>5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])*2" office:value-type="float" office:value="30" calcext:value-type="float">
            <text:p>3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41])*2" office:value-type="float" office:value="8" calcext:value-type="float">
            <text:p>8</text:p>
          </table:table-cell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42])*2" office:value-type="float" office:value="10" calcext:value-type="float">
            <text:p>10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43])*2" office:value-type="float" office:value="14" calcext:value-type="float">
            <text:p>14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44])*2"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5])*2" office:value-type="float" office:value="58" calcext:value-type="float">
            <text:p>5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6])*2"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7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8])*2" office:value-type="float" office:value="30" calcext:value-type="float">
            <text:p>3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9])*2" office:value-type="float" office:value="58" calcext:value-type="float">
            <text:p>5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0])*2" office:value-type="float" office:value="30" calcext:value-type="float">
            <text:p>30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51])*2" office:value-type="float" office:value="58" calcext:value-type="float">
            <text:p>58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2])*2" office:value-type="float" office:value="30" calcext:value-type="float">
            <text:p>30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53])*2" office:value-type="float" office:value="42" calcext:value-type="float">
            <text:p>42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54])*2" office:value-type="float" office:value="100" calcext:value-type="float">
            <text:p>10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56])*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57])*2" office:value-type="float" office:value="12" calcext:value-type="float">
            <text:p>12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58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60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61])*2"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62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63])*2" office:value-type="float" office:value="140" calcext:value-type="float">
            <text:p>1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64])*2" office:value-type="float" office:value="280" calcext:value-type="float">
            <text:p>28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65])*2" office:value-type="float" office:value="42" calcext:value-type="float">
            <text:p>4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66])*2" office:value-type="float" office:value="100" calcext:value-type="float">
            <text:p>10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67])*2" office:value-type="float" office:value="200" calcext:value-type="float">
            <text:p>200</text:p>
          </table:table-cell>
          <table:table-cell table:number-columns-repeated="2"/>
          <table:table-cell office:value-type="float" office:value="250" calcext:value-type="float">
            <text:p>2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68])*2" office:value-type="float" office:value="420" calcext:value-type="float">
            <text:p>42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69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0])*2" office:value-type="float" office:value="10" calcext:value-type="float">
            <text:p>10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1])*2" office:value-type="float" office:value="14" calcext:value-type="float">
            <text:p>1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2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3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4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5])*2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6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7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8])*2"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9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0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table:formula="of:=([.B81])*2" office:value-type="float" office:value="3000" calcext:value-type="float">
            <text:p>30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8000" calcext:value-type="float">
            <text:p>8000</text:p>
          </table:table-cell>
          <table:table-cell table:formula="of:=([.B82])*2" office:value-type="float" office:value="16000" calcext:value-type="float">
            <text:p>16000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table:formula="of:=([.B83])*2" office:value-type="float" office:value="80000" calcext:value-type="float">
            <text:p>8000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84])*2" office:value-type="float" office:value="18" calcext:value-type="float">
            <text:p>18</text:p>
          </table:table-cell>
          <table:table-cell table:number-columns-repeated="2"/>
          <table:table-cell office:value-type="float" office:value="2900" calcext:value-type="float">
            <text:p>29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5])*2" office:value-type="float" office:value="22" calcext:value-type="float">
            <text:p>22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6])*2" office:value-type="float" office:value="140" calcext:value-type="float">
            <text:p>140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7])*2" office:value-type="float" office:value="280" calcext:value-type="float">
            <text:p>280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8])*2" office:value-type="float" office:value="140" calcext:value-type="float">
            <text:p>14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9])*2" office:value-type="float" office:value="280" calcext:value-type="float">
            <text:p>28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0])*2" office:value-type="float" office:value="8" calcext:value-type="float">
            <text:p>8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1])*2" office:value-type="float" office:value="10" calcext:value-type="float">
            <text:p>1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92])*2" office:value-type="float" office:value="14" calcext:value-type="float">
            <text:p>14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93])*2"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94])*2" office:value-type="float" office:value="58" calcext:value-type="float">
            <text:p>5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95])*2" office:value-type="float" office:value="30" calcext:value-type="float">
            <text:p>30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6])*2"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7])*2"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98])*2"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99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00])*2" office:value-type="float" office:value="200" calcext:value-type="float">
            <text:p>2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01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02])*2" office:value-type="float" office:value="42" calcext:value-type="float">
            <text:p>42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3])*2" office:value-type="float" office:value="34" calcext:value-type="float">
            <text:p>34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4])*2" office:value-type="float" office:value="34" calcext:value-type="float">
            <text:p>3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0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06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07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08])*2"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09])*2"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10])*2"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11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12])*2"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13])*2"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4])*2" office:value-type="float" office:value="2200" calcext:value-type="float">
            <text:p>220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200" calcext:value-type="float">
            <text:p>22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6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7])*2" office:value-type="float" office:value="2200" calcext:value-type="float">
            <text:p>22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8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9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0])*2" office:value-type="float" office:value="8" calcext:value-type="float">
            <text:p>8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1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3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4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5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6])*2"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7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8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29])*2"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0])*2"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1])*2" office:value-type="float" office:value="22" calcext:value-type="float">
            <text:p>22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2])*2" office:value-type="float" office:value="42" calcext:value-type="float">
            <text:p>4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3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4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6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7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8])*2" office:value-type="float" office:value="200" calcext:value-type="float">
            <text:p>2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9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40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1])*2" office:value-type="float" office:value="420" calcext:value-type="float">
            <text:p>42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2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3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4])*2" office:value-type="float" office:value="2200" calcext:value-type="float">
            <text:p>2200</text:p>
          </table:table-cell>
          <table:table-cell table:number-columns-repeated="2"/>
          <table:table-cell office:value-type="float" office:value="450" calcext:value-type="float">
            <text:p>45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5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6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7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8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9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0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1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2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3])*2" office:value-type="float" office:value="0" calcext:value-type="float">
            <text:p>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4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5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6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7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8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9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60])*2"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61])*2" office:value-type="float" office:value="140" calcext:value-type="float">
            <text:p>140</text:p>
          </table:table-cell>
          <table:table-cell table:number-columns-repeated="2"/>
          <table:table-cell office:value-type="float" office:value="6000" calcext:value-type="float">
            <text:p>6000</text:p>
          </table:table-cell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table:formula="of:=([.B162])*2" office:value-type="float" office:value="120000" calcext:value-type="float">
            <text:p>12000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63])*2" office:value-type="float" office:value="12000" calcext:value-type="float">
            <text:p>12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</table:table-row>
        <table:table-row table:style-name="ro2">
          <table:table-cell/>
          <table:table-cell office:value-type="float" office:value="12000" calcext:value-type="float">
            <text:p>12000</text:p>
          </table:table-cell>
          <table:table-cell table:formula="of:=([.B164])*2" office:value-type="float" office:value="24000" calcext:value-type="float">
            <text:p>24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65])*2" office:value-type="float" office:value="18" calcext:value-type="float">
            <text:p>18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66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67])*2" office:value-type="float" office:value="2200" calcext:value-type="float">
            <text:p>220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68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69])*2" office:value-type="float" office:value="12" calcext:value-type="float">
            <text:p>12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0])*2" office:value-type="float" office:value="420" calcext:value-type="float">
            <text:p>42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1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72])*2" office:value-type="float" office:value="140" calcext:value-type="float">
            <text:p>14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73])*2" office:value-type="float" office:value="2200" calcext:value-type="float">
            <text:p>220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4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7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30000" calcext:value-type="float">
            <text:p>130000</text:p>
          </table:table-cell>
          <table:table-cell table:formula="of:=([.B176])*2" office:value-type="float" office:value="260000" calcext:value-type="float">
            <text:p>260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7])*2" office:value-type="float" office:value="280" calcext:value-type="float">
            <text:p>28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78])*2" office:value-type="float" office:value="10" calcext:value-type="float">
            <text:p>1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79])*2"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80])*2"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81])*2"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82])*2" office:value-type="float" office:value="12" calcext:value-type="float">
            <text:p>1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3])*2" office:value-type="float" office:value="22" calcext:value-type="float">
            <text:p>2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4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85])*2" office:value-type="float" office:value="600" calcext:value-type="float">
            <text:p>600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6])*2"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187])*2" office:value-type="float" office:value="28" calcext:value-type="float">
            <text:p>28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88])*2" office:value-type="float" office:value="280" calcext:value-type="float">
            <text:p>28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89])*2" office:value-type="float" office:value="8000" calcext:value-type="float">
            <text:p>8000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90])*2" office:value-type="float" office:value="8000" calcext:value-type="float">
            <text:p>8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91])*2" office:value-type="float" office:value="0" calcext:value-type="float">
            <text:p>0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2])*2" office:value-type="float" office:value="8" calcext:value-type="float">
            <text:p>8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3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4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5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6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7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8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9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0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1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03])*2" office:value-type="float" office:value="34" calcext:value-type="float">
            <text:p>3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204])*2"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05])*2"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6])*2"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7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08])*2" office:value-type="float" office:value="120" calcext:value-type="float">
            <text:p>12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([.B209])*2" office:value-type="float" office:value="20" calcext:value-type="float">
            <text:p>2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0])*2" office:value-type="float" office:value="120" calcext:value-type="float">
            <text:p>1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1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2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3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4])*2" office:value-type="float" office:value="56" calcext:value-type="float">
            <text:p>56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5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216])*2"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17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([.B218])*2" office:value-type="float" office:value="2000000" calcext:value-type="float">
            <text:p>2000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219])*2" office:value-type="float" office:value="28" calcext:value-type="float">
            <text:p>28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0])*2" office:value-type="float" office:value="34" calcext:value-type="float">
            <text:p>34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3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5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1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1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86])*2" office:value-type="float" office:value="140" calcext:value-type="float">
            <text:p>140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9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5])*2" office:value-type="float" office:value="34" calcext:value-type="float">
            <text:p>34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([.B325])*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26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27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2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29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3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5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8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1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2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45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8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55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5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7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9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60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61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2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3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4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5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7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9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0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1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72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([.B373])*2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7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75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376])*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7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7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0000" calcext:value-type="float">
            <text:p>3000000</text:p>
          </table:table-cell>
          <table:table-cell table:formula="of:=([.B379])*2"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1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2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83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5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86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7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8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9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91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2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93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94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5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396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7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8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399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0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1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2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([.B403])*2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05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406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07])*2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8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9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0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1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2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3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4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5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416])*2" office:value-type="float" office:value="2200" calcext:value-type="float">
            <text:p>2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417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418])*2"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9])*2" office:value-type="float" office:value="420" calcext:value-type="float">
            <text:p>4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JP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DK">kr.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DK">kr.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 _-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</number:date-style>
    <number:date-style style:name="N152">
      <number:month number:textual="true"/>
      <number:text>-</number:text>
      <number:year/>
    </number:date-style>
    <number:time-style style:name="N153">
      <number:hours/>
      <number:text>:</number:text>
      <number:minutes number:style="long"/>
      <number:text> </number:text>
      <number:am-pm/>
    </number:tim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5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7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8P0"/>
    </number:number-style>
    <number:number-style style:name="N15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59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0P2" style:volatile="true">
      <number:text loext:blank-width-char="-"> </number:text>
      <number:fill-character> </number:fill-character>
      <number:text loext:blank-width-char="-3">- €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6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DKK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DKK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DKK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DKK" number:transliteration-language="fr" number:transliteration-country="F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15:32:34.382955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8:31:08.051696217</meta:creation-date>
    <dc:date>2024-05-14T17:30:09.767942677</dc:date>
    <meta:editing-duration>PT1H49M34S</meta:editing-duration>
    <meta:editing-cycles>8</meta:editing-cycles>
    <meta:generator>LibreOffice/24.2.3.2$Linux_X86_64 LibreOffice_project/420$Build-2</meta:generator>
    <meta:document-statistic meta:table-count="2" meta:cell-count="136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358cm" svg:height="9.006cm" xlink:href=".." xlink:type="simple" chart:class="chart:bar" chart:style-name="ch1">
        <chart:legend chart:legend-position="end" svg:x="5.174cm" svg:y="2.959cm" style:legend-expansion="high" chart:style-name="ch2"/>
        <chart:plot-area chart:style-name="ch3" table:cell-range-address="Materials.A2:Materials.A8 Materials.E1:Materials.J8" chart:data-source-has-labels="both" svg:x="0.147cm" svg:y="0.18cm" svg:width="4.88cm" svg:height="8.646cm">
          <chart:coordinate-region svg:x="0.768cm" svg:y="0.379cm" svg:width="4.259cm" svg:height="6.887cm"/>
          <chart:axis chart:dimension="x" chart:name="primary-x" chart:style-name="ch4" chartooo:axis-type="auto">
            <chartooo:date-scale/>
            <chart:categories table:cell-range-address="Materials.A2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2:Materials.E8" chart:label-cell-address="Materials.E1:Materials.E1" chart:class="chart:bar">
            <chart:data-point chart:repeated="7"/>
          </chart:series>
          <chart:series chart:style-name="ch8" chart:values-cell-range-address="Materials.F2:Materials.F8" chart:label-cell-address="Materials.F1:Materials.F1" chart:class="chart:bar">
            <chart:data-point chart:repeated="7"/>
          </chart:series>
          <chart:series chart:style-name="ch9" chart:values-cell-range-address="Materials.G2:Materials.G8" chart:label-cell-address="Materials.G1:Materials.G1" chart:class="chart:bar">
            <chart:data-point chart:repeated="7"/>
          </chart:series>
          <chart:series chart:style-name="ch10" chart:values-cell-range-address="Materials.H2:Materials.H8" chart:label-cell-address="Materials.H1:Materials.H1" chart:class="chart:bar">
            <chart:data-point chart:repeated="7"/>
          </chart:series>
          <chart:series chart:style-name="ch11" chart:values-cell-range-address="Materials.I2:Materials.I8" chart:label-cell-address="Materials.I1:Materials.I1" chart:class="chart:bar">
            <chart:data-point chart:repeated="7"/>
          </chart:series>
          <chart:series chart:style-name="ch12" chart:values-cell-range-address="Materials.J2:Materials.J8" chart:label-cell-address="Materials.J1:Materials.J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terials.A2:Materials.A8</svg:desc>
                </draw:g>
              </table:table-cell>
              <table:table-cell office:value-type="float" office:value="NaN">
                <text:p>NaN</text:p>
                <draw:g>
                  <svg:desc>Materials.E2:Materials.E8</svg:desc>
                </draw:g>
              </table:table-cell>
              <table:table-cell office:value-type="float" office:value="NaN">
                <text:p>NaN</text:p>
                <draw:g>
                  <svg:desc>Materials.F2:Materials.F8</svg:desc>
                </draw:g>
              </table:table-cell>
              <table:table-cell office:value-type="float" office:value="NaN">
                <text:p>NaN</text:p>
                <draw:g>
                  <svg:desc>Materials.G2:Materials.G8</svg:desc>
                </draw:g>
              </table:table-cell>
              <table:table-cell office:value-type="float" office:value="NaN">
                <text:p>NaN</text:p>
                <draw:g>
                  <svg:desc>Materials.H2:Materials.H8</svg:desc>
                </draw:g>
              </table:table-cell>
              <table:table-cell office:value-type="float" office:value="NaN">
                <text:p>NaN</text:p>
                <draw:g>
                  <svg:desc>Materials.I2:Materials.I8</svg:desc>
                </draw:g>
              </table:table-cell>
              <table:table-cell office:value-type="float" office:value="NaN">
                <text:p>NaN</text:p>
                <draw:g>
                  <svg:desc>Materials.J2:Materials.J8</svg:desc>
                </draw:g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1cm" svg:height="10.925cm" xlink:href=".." xlink:type="simple" chart:class="chart:bar" chart:style-name="ch1">
        <chart:legend chart:legend-position="end" svg:x="8.736cm" svg:y="3.669cm" style:legend-expansion="high" chart:style-name="ch2"/>
        <chart:plot-area chart:style-name="ch3" table:cell-range-address="Materials.A3:Materials.A8 Materials.K1:Materials.Q1 Materials.K3:Materials.Q8" chart:data-source-has-labels="both" svg:x="0.222cm" svg:y="0.218cm" svg:width="8.292cm" svg:height="10.489cm">
          <chart:coordinate-region svg:x="0.949cm" svg:y="0.417cm" svg:width="7.565cm" svg:height="9.643cm"/>
          <chart:axis chart:dimension="x" chart:name="primary-x" chart:style-name="ch4" chartooo:axis-type="auto">
            <chartooo:date-scale/>
            <chart:categories table:cell-range-address="Materials.A3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:Materials.K8" chart:label-cell-address="Materials.K1:Materials.K1" chart:class="chart:bar">
            <chart:data-point chart:repeated="6"/>
          </chart:series>
          <chart:series chart:style-name="ch8" chart:values-cell-range-address="Materials.L3:Materials.L8" chart:label-cell-address="Materials.L1:Materials.L1" chart:class="chart:bar">
            <chart:data-point chart:repeated="6"/>
          </chart:series>
          <chart:series chart:style-name="ch9" chart:values-cell-range-address="Materials.M3:Materials.M8" chart:label-cell-address="Materials.M1:Materials.M1" chart:class="chart:bar">
            <chart:data-point chart:repeated="6"/>
          </chart:series>
          <chart:series chart:style-name="ch10" chart:values-cell-range-address="Materials.N3:Materials.N8" chart:label-cell-address="Materials.N1:Materials.N1" chart:class="chart:bar">
            <chart:data-point chart:repeated="6"/>
          </chart:series>
          <chart:series chart:style-name="ch11" chart:values-cell-range-address="Materials.O3:Materials.O8" chart:label-cell-address="Materials.O1:Materials.O1" chart:class="chart:bar">
            <chart:data-point chart:repeated="6"/>
          </chart:series>
          <chart:series chart:style-name="ch12" chart:values-cell-range-address="Materials.P3:Materials.P8" chart:label-cell-address="Materials.P1:Materials.P1" chart:class="chart:bar">
            <chart:data-point chart:repeated="6"/>
          </chart:series>
          <chart:series chart:style-name="ch13" chart:values-cell-range-address="Materials.Q3:Materials.Q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ck</text:p>
                <draw:g>
                  <svg:desc>Materials.A3:Materials.A8</svg:desc>
                </draw:g>
              </table:table-cell>
              <table:table-cell office:value-type="float" office:value="3.31662">
                <text:p>3.31662</text:p>
                <draw:g>
                  <svg:desc>Materials.K3:Materials.K8</svg:desc>
                </draw:g>
              </table:table-cell>
              <table:table-cell office:value-type="float" office:value="3.31662">
                <text:p>3.31662</text:p>
                <draw:g>
                  <svg:desc>Materials.L3:Materials.L8</svg:desc>
                </draw:g>
              </table:table-cell>
              <table:table-cell office:value-type="float" office:value="2.6533">
                <text:p>2.6533</text:p>
                <draw:g>
                  <svg:desc>Materials.M3:Materials.M8</svg:desc>
                </draw:g>
              </table:table-cell>
              <table:table-cell office:value-type="float" office:value="3.31662">
                <text:p>3.31662</text:p>
                <draw:g>
                  <svg:desc>Materials.N3:Materials.N8</svg:desc>
                </draw:g>
              </table:table-cell>
              <table:table-cell office:value-type="float" office:value="3.31662">
                <text:p>3.31662</text:p>
                <draw:g>
                  <svg:desc>Materials.O3:Materials.O8</svg:desc>
                </draw:g>
              </table:table-cell>
              <table:table-cell office:value-type="float" office:value="3.31662">
                <text:p>3.31662</text:p>
                <draw:g>
                  <svg:desc>Materials.P3:Materials.P8</svg:desc>
                </draw:g>
              </table:table-cell>
              <table:table-cell office:value-type="float" office:value="3.31662">
                <text:p>3.31662</text:p>
                <draw:g>
                  <svg:desc>Materials.Q3:Materials.Q8</svg:desc>
                </draw:g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3.75331">
                <text:p>3.75331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3.21413">
                <text:p>3.21413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